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paragraph-properties>
        <style:tab-stops/>
      </style:paragraph-properties>
      <style:text-properties fo:font-size="11pt" fo:font-weight="bold" style:font-size-asian="11pt" style:font-weight-asian="bold" style:font-size-complex="11pt" style:font-weight-complex="bold"/>
    </style:style>
    <style:style style:name="P4" style:family="paragraph" style:parent-style-name="Standard">
      <style:text-properties fo:font-size="11pt" fo:font-weight="normal" style:font-size-asian="11pt" style:font-weight-asian="normal" style:font-size-complex="11pt" style:font-weight-complex="normal"/>
    </style:style>
    <style:style style:name="P5" style:family="paragraph" style:parent-style-name="Standard" style:master-page-name="Standard">
      <style:text-properties fo:font-size="11pt" style:font-size-asian="11pt" style:font-size-complex="11pt"/>
    </style:style>
    <style:style style:name="P6" style:family="paragraph" style:parent-style-name="Standard">
      <style:text-properties fo:font-size="11pt" style:font-size-asian="11pt" style:font-size-complex="11pt"/>
    </style:style>
    <style:style style:name="P7" style:family="paragraph" style:parent-style-name="Standard" style:list-style-name="L1">
      <style:text-properties fo:font-size="11pt" style:font-size-asian="11pt" style:font-size-complex="11pt"/>
    </style:style>
    <style:style style:name="P8" style:family="paragraph" style:parent-style-name="Standard" style:list-style-name="L2">
      <style:text-properties fo:font-size="11pt" style:font-size-asian="11pt" style:font-size-complex="11pt"/>
    </style:style>
    <style:style style:name="P9" style:family="paragraph" style:parent-style-name="Standard" style:list-style-name="L2">
      <style:text-properties fo:font-size="11pt" style:font-size-asian="11pt" style:font-size-complex="11pt"/>
    </style:style>
    <style:style style:name="P10" style:family="paragraph" style:parent-style-name="Standard" style:list-style-name="L2">
      <style:text-properties fo:font-size="11pt" style:font-size-asian="11pt" style:font-size-complex="11pt"/>
    </style:style>
    <style:style style:name="P11" style:family="paragraph" style:parent-style-name="Standard" style:list-style-name="L2">
      <style:text-properties fo:font-size="11pt" style:font-size-asian="11pt" style:font-size-complex="11pt"/>
    </style:style>
    <style:style style:name="P12" style:family="paragraph" style:parent-style-name="Standard">
      <style:text-properties fo:font-size="11pt" fo:font-weight="bold" style:font-size-asian="11pt" style:font-weight-asian="bold" style:font-size-complex="11pt" style:font-weight-complex="bold"/>
    </style:style>
    <style:style style:name="P13" style:family="paragraph" style:parent-style-name="Standard">
      <style:text-properties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ip Specification Language (CSL) and Compiler (CSLC)</text:p>
      <text:p text:style-name="P1"/>
      <text:p text:style-name="P3">CSL Interconnect Specification</text:p>
      <text:p text:style-name="P1">CSL facilitates the architecture, design, implementation, and documentation <text:s/>of complex chips.</text:p>
      <text:p text:style-name="P1"/>
      <text:p text:style-name="P1">A chip is a set of functional units. Units have interfaces (ports), which are connected to other ports or to the pads of the chip (the system interface). The functional unit hierarchy and interconnections are described using CSL. </text:p>
      <text:p text:style-name="P1"/>
      <text:p text:style-name="P1">The CSL is <text:span text:style-name="T2">a high level language </text:span>used to capture a chip designs architecture, design implementation, and verification infrastructure details. Register transfer level language (RTL) describes computer designs at a logic level. CSL describes cross function areas such as the chip's memory map, the chip's instruction set architecture, the chip's hierarchy and interconnect, the aggregate structures such as special registers, FIFO's and register files, connections between simulation models and <text:span text:style-name="T2">the test benches </text:span>used to verify designs and the designs. Moreover, CSL libraries implement more complex aggregate structures such as networks on a chip, SOC fabrics, hierarchical MBIST</text:p>
      <text:p text:style-name="P1"/>
      <text:p text:style-name="P1">CSL is an object oriented language that uses many of the same syntax elements as C++ (classes, constructors, inheritance) and additional syntactic sugar borrowed from RTL languages (formal to actual mappings, bit ranges).</text:p>
      <text:p text:style-name="P1"/>
      <text:p text:style-name="P1">The CSL compiler, CSLC, parses CSL files, elaborates the model using auto gen tools to create the implementation model<text:span text:style-name="T2">, checks the CSL model for correctness, </text:span>and finally generates RTL, C++, and documentation.</text:p>
      <text:p text:style-name="P1"/>
      <text:p text:style-name="P1">A cross functional area is defined as a set of functions which are defined across many functional units. Memory maps affect many functional units on a chip. The hierarchy and interconnect on a chip affect many units. The instruction set architecture (ISA) affects many units and defines to a certain extent the pipeline(s) on chip. These cross functional areas need to be specified in an architecture, implemented by designers, tested by the verification team, used by the software team, and documented by the documentation team. The cross functional areas are therefore a shared specification used across the chip and by many different teams. </text:p>
      <text:p text:style-name="P1"/>
      <text:p text:style-name="P1">A shared specification should have one source to avoid confusion and misunderstandings, eliminate duplication of the source in documents and source code, and to facilitate rapid changes to the specification which can be immediately propagated throughout the design team. A single programmatic source for the specification achieves all of the above goals. Moreover, a single source for the specification can be checked by a compiler. </text:p>
      <text:p text:style-name="P1"/>
      <text:p text:style-name="P1">In addition cross functional areas are related to each other. This will be described later in this document. Relationships between cross functional areas in the past have been checked by generating code, checking for compilation errors and simulating and checking for simulation errors. This process is expensive in terms of engineering time, computing time and resources, and EDA licenses for RTL simulation tools. Finding errors in the specification prior to simulation is facilitated by using a specification language (CSL), which is checked by a specification compiler (CSLC).</text:p>
      <text:p text:style-name="P2"/>
      <text:p text:style-name="P2">CSL Memory Map Specification</text:p>
      <text:p text:style-name="P1">The functional units communicate with one another and with the system and software running on other chips via the interfaces. The functional <text:s/>units have address maps which are written to or read from by other functional units or by software. An address map associates an address or address range with a state element or aggregate state element respectively. Address buses in conjunction with operation (read/write), control and data lines write or read data to or from the state elements in the address map. Address maps for chips can be either flat (linear address range for entire chip), hierarchical (a unit address to select a functional unit and a subsequent local address to select a local state element), or virtual where the unit address and the local address are combined in a single address bus operation. Address buses may be implemented using different topologies such as a bus, token ring, tree, or mesh.</text:p>
      <text:p text:style-name="P1"/>
      <text:p text:style-name="P1">A major problem arises when the functional and alternate models are written in different languages (unconnected tools). The use of different languages creates a need to assure that <text:s/>address map constants and functions are the same in each language. Only a specification language such as CSL can automatically generate <text:span text:style-name="T4">consistent</text:span> address map constants and functions. </text:p>
      <text:p text:style-name="P1"/>
      <text:p text:style-name="P2">CSL enumerated Type Specification</text:p>
      <text:p text:style-name="P1">Enumerated types which are identical to C++ enumerated types may be specified. Enumerated types may be associated with signals and fields. </text:p>
      <text:p text:style-name="P2"/>
      <text:p text:style-name="P2">Include here if this is correct</text:p>
      <text:p text:style-name="P4">Other languages do not have this feature. For example, Enum allows decoders to be generated from the associated object. The decoders are constructed correctly.</text:p>
      <text:p text:style-name="P4"/>
      <text:p text:style-name="P2">CSL Field Specification</text:p>
      <text:p text:style-name="P1">Fields are bit ranges that are named objects. Fields have an upper and a lower bit range index. The field has a name. Fields may be joined with other fields using a linked list like set_next or set_previous operation. CSL can be used to construct a hierarchical tree of fields. Hierarchical fields are used in the design of instruction sets. Enumerated types can be associated with fields. Decoders can be automatically generated from fields and from fields associated with decoders.</text:p>
      <text:p text:style-name="P1"/>
      <text:p text:style-name="P2">CSL instruction set architecture Specification</text:p>
      <text:p text:style-name="P1">Functional units and alternate models (e.g. a simulation model) may execute programs which are <text:s/>built from an instruction set architecture (ISA) specification written in CSL. The instruction set architecture is described using CSL. </text:p>
      <text:p text:style-name="P1"/>
      <text:p text:style-name="P1">The functional units and the external model <text:span text:style-name="T5">(e.g. a simulation model outside of the functional unit)</text:span><text:span text:style-name="T1"> </text:span>that implement the instruction set architecture, and execute programs written in <text:s/>the instruction set architecture assembly language, need to use the same set of instruction formats, instruction field definitions and enumerated type values. <text:s/></text:p>
      <text:p text:style-name="P1"/>
      <text:p text:style-name="P1">A major problem arises when the functional and alternate models are written in different <text:s/>languages. The use of <text:span text:style-name="T2">the shared constants in </text:span>the different languages by the different teams require that the same values be generated in the different languages. The constants describe the width and position of each field in each instruction format and instruction and associated functions. Additionally functions are auto generated which insert and extract values to and from the instruction words. <text:s/>The constants <text:s text:c="2"/>are automatically generated from a specification language such as CSL. </text:p>
      <text:p text:style-name="P1"/>
      <text:p text:style-name="P1">The automatic generation <text:span text:style-name="T5">by cslc</text:span> of an instruction set architecture in RTL and alternate model <text:s/>languages eliminates inconsistencies between the functional unit and alternate models. Instruction formats and instructions are built using hierarchies of fields. Enumerated types are created to specify the opcodes and other sets of select values for an instruction set. The enumerated types area associated with a field in an instruction format or instruction. Instruction formats may be inherited by other instruction formats or <text:s/>instructions. </text:p>
      <text:p text:style-name="P1"/>
      <text:p text:style-name="P1">ISA's can be associated with registers. The ISA has two types of information that are used in the processor data path. 1. The encoded information such as opcodes. 2. The selectors such as register file address fields. The encoded information is decoded by decoders automatically generated by CSL. The “selectors” are fields. The fields are connected to signals. The signals are created by using a hierarchical identifier to refer to the signal name and then the hierarchical path to the field in the instruction. The hierarchical path includes the instruction name and the field name.</text:p>
      <text:p text:style-name="P1"/>
      <text:p text:style-name="P1">Example<text:line-break/><text:line-break/>csl_signal [31:0] ir;<text:line-break/>ir.associate_isa(isa);<text:line-break/><text:line-break/>csl_signal alu_opcode(ir.isa.alu_instruction.alu_opcode.get_width()) =  ir.isa.alu_instruction.alu_opcode;<text:line-break/>selects the alu_opcode field from the signal.<text:line-break/><text:line-break/>Questions?</text:p>
      <text:p text:style-name="P1"/>
      <text:p text:style-name="P2">CSL Register Specifications</text:p>
      <text:p text:style-name="P1">CSL can be used to specify registers. The registers can be added to the CSL memory map specification. The registers can be addressed for read and/or write operations. The CSLC generates hardware which selects the registers for read and/or write operations. instruction set architecture's can be associated with registers. Fields in registers can be defined</text:p>
      <text:p text:style-name="P1"/>
      <text:p text:style-name="P2">CSL Decoder Specifications</text:p>
      <text:p text:style-name="P1">CSL can be used to specify that decoders be generated from signals, registers, fields, and instruction set architecture's. The fields can reside in signals or registers. Decoders can be generated from registers with instruction set architecture's associated with them. The decoders can have enable signals which qualify the decoders outputs. Decoders can be generated to decode the memory addresses using the CSL memory map specification.</text:p>
      <text:p text:style-name="P1"/>
      <text:p text:style-name="P2">CSL Pipeline Specifications</text:p>
      <text:p text:style-name="P1"><text:span text:style-name="T2">Digital pipelines can be specified and generated using CSL. </text:span>The functional units contain logic which implements an algorithm or <text:s/>instruction set architecture as a digital pipeline. Pipelines contain pipe stages. The pipe stages in a pipeline share signals such as clock, reset, stalls, v<text:span text:style-name="T1">alid, data, and control signals</text:span>. Moreover, there are signals common to the connection between each pipe stage such as data, valid, and control. </text:p>
      <text:p text:style-name="P1"/>
      <text:p text:style-name="P1">In fact sets of data, valid, and control signals can be modeled as three separate pipelines whose latencies, clock, reset, and stalls are connected identically in each pipeline. Branches and merges of the three different types of parallel pipelines requires careful design and any changes to one pipeline must be mirrored in the two other pipelines. <text:span text:style-name="T1">The user must use the CSL pipeline mirroring commands to associate pipelines.</text:span> Register leaks (data loss due to a pipeline continuing to execute when a downstream pipe stage is stalled) or register data duplication (as a result of failing to qualify a valid bit with a down stream stall signal) are all problems faced by designers of digital pipelines. Pipeline design and subsequent changes can be simplified <text:s/>by specifying the digital pipeline in a CSL specification. The specification can be checked by cslc for the above mentioned problems and the designer can make the necessary changes. CSL pipelines can be combined with interconnect aggregate structures (signal groups) to create maintainable pipelines where the definition of the signals in the pipeline is done once in a signal group and the signals are then added to the pipeline from a starting pipe stage to an ending pipe stage. <text:s/>The pipeline specification can be checked for correctness by CSLC, the CSL compiler.</text:p>
      <text:p text:style-name="P1"/>
      <text:p text:style-name="P1">Valid bit qualification on stall and valid bit cancellation on pipe stage branch are just some of the pipeline properties checked in the CSL compiler.</text:p>
      <text:p text:style-name="P1"/>
      <text:p text:style-name="P2">CSL Verification Specifications</text:p>
      <text:p text:style-name="P1">Functional units may be verified by modeling the external drivers and receivers of the functional units interface (input and output ports) using alternate models built in different languages. The stimulus and expect vectors, and state data generated by the alternate models are <text:s/>used to verify the functional units. The software which performs the following tasks is generated by the CSLC from a CSL specification <text:s/></text:p>
      <text:list text:style-name="L1">
        <text:list-item>
          <text:p text:style-name="P7">vectors and state data are captured in the alternate model and sent to a file or connected to the functional unit test bench via inter-process communications. </text:p>
        </text:list-item>
      </text:list>
      <text:list text:style-name="L2">
        <text:list-item>
          <text:p text:style-name="P8">the file format is understood by the compiler via the vector and state data specification. A file reader is created in the test bench and the file is read into a memory in the test bench, which is the correct size to hold the vector </text:p>
        </text:list-item>
        <text:list-item>
          <text:p text:style-name="P8">a set of signals to control reading the vector/state data memory are created </text:p>
        </text:list-item>
        <text:list-item>
          <text:p text:style-name="P8">a set of signals to connect the stimulus memory to the functional unit under test are inserted into the test bench. </text:p>
        </text:list-item>
        <text:list-item>
          <text:p text:style-name="P8">a set of signals to connect the expect memory to the output comparators are inserted into the test bench. </text:p>
        </text:list-item>
      </text:list>
      <text:p text:style-name="P1"/>
      <text:p text:style-name="P1">The <text:span text:style-name="T1">(</text:span><text:span text:style-name="T5">automatic</text:span><text:span text:style-name="T1">)</text:span> connection of the vectors/state data generated by the alternate model to the functional unit in the test bench is fully automated. The CSL interconnect, vector, state data, and test bench specification are all defined in one language. The inconsistencies introduced by specifying these different components in different languages and using different tools to generate the RTL and alternate model code are avoided. </text:p>
      <text:p text:style-name="P1"/>
      <text:p text:style-name="P1">Moreover, the CSLC can check the CSL interconnect, vector, state data, and test bench specification in one tool and find inconsistencies between the various specifications. <text:s/></text:p>
      <text:p text:style-name="P1"/>
      <text:p text:style-name="P1">Moreover, since the CSL interconnect, vector, state data, and test bench specifications have been read into one object model in a single software program, the CSL syntax supports reading objects such as the entire set of output signals from a functional unit using one statement. Using an aggregate <text:span text:style-name="T2">connectivity </text:span>structure which refers to a group of objects facilitates changes in the sub objects (name and width changes, additions and deletions) without having to change the upper level interface name which is used to specify that the output signals constitute a vector. The aggregate <text:span text:style-name="T2">connectivity </text:span>structure is routed from one unit to another unit. The underlying signals can be modified without affecting the routing since the aggregate connectivity structure is auto routed from end point to end point in the object model.</text:p>
      <text:p text:style-name="P1"/>
      <text:p text:style-name="P2">CSL FIFO Specification</text:p>
      <text:p text:style-name="P1">CSL FIFO is used to specify FIFO's. CSL FIFO specifications are converted to RTL and alternate modeling langagues such as C/C++.</text:p>
      <text:p text:style-name="P1"/>
      <text:p text:style-name="P2">CSL Register File Specification</text:p>
      <text:p text:style-name="P1">CSL Register File is used to specify <text:span text:style-name="T2">Register File </text:span>'s. CSL <text:span text:style-name="T2">Register File </text:span>specifications are converted to RTL and alternate modeling languages such as C/C++. The <text:span text:style-name="T2">Register File specification is used to specify the typical register file configuration options such as the number of write and read ports, create connections to registers external to the Register File by in the Register File address space, connect individual registers to the Register File inputs/outputs, and create bypass signals.</text:span></text:p>
      <text:p text:style-name="P1"/>
      <text:p text:style-name="P1"/>
      <text:p text:style-name="P2">CSLC generators</text:p>
      <text:p text:style-name="P1"><text:span text:style-name="T2">CSLC contains generators which are used to convert concise specifications into fully elaborated models. The generators include the auto router and the </text:span>auto mapper. The auto router “routes” point to point connections in different <text:s/>hierarchies. Intermediate ports and formal to actual mappings between the connection end points are created. </text:p>
      <text:p text:style-name="P1"/>
      <text:p text:style-name="P1"><text:span text:style-name="T2">The user can mark state elements such as registers, register file, and memories in units to be included in the memory map. </text:span>The auto mapper elaborates the memory map specification by visiting each unit <text:s/>in the hierarchy and adding elements in the units which have been marked as belonging to the memory map. The type of the memory map (flat, hierarchical, or virtual) determines the addressing scheme that the auto mapper uses to create the memory map.</text:p>
      <text:p text:style-name="P1"/>
      <text:p text:style-name="P2">Cross functional relationships</text:p>
      <text:p text:style-name="P1">CSL types have relationships that create a system for specifying chip</text:p>
      <text:p text:style-name="P1">designs that has not been previously available in one language and</text:p>
      <text:p text:style-name="P1">compiler. These relationships can be checked by the CSL compiler.</text:p>
      <text:p text:style-name="P1"/>
      <text:p text:style-name="P1">signal&lt;-&gt;field</text:p>
      <text:p text:style-name="P1"/>
      <text:p text:style-name="P1">field&lt;-&gt;enumerated type</text:p>
      <text:p text:style-name="P1">field&lt;-&gt;decoder generation</text:p>
      <text:p text:style-name="P1"/>
      <text:p text:style-name="P1">interconnect_connectivity_objects&lt;-&gt;vector specification</text:p>
      <text:p text:style-name="P1"/>
      <text:p text:style-name="P1">fifo&lt;-&gt;state data</text:p>
      <text:p text:style-name="P1">memory&lt;-&gt;state data</text:p>
      <text:p text:style-name="P1">register_file&lt;-&gt;state data</text:p>
      <text:p text:style-name="P1"/>
      <text:p text:style-name="P1">vector&lt;-&gt;test bench</text:p>
      <text:p text:style-name="P1">state data&lt;-&gt;test bench</text:p>
      <text:p text:style-name="P1"/>
      <text:p text:style-name="P1">memory map&lt;-&gt;interconnect</text:p>
      <text:p text:style-name="P1">memory map&lt;-&gt;registers</text:p>
      <text:p text:style-name="P1"/>
      <text:p text:style-name="P1">registers&lt;-&gt;field</text:p>
      <text:p text:style-name="P1">registers&lt;-&gt;instruction set architecture</text:p>
      <text:p text:style-name="P1">registers&lt;-&gt;interconnect</text:p>
      <text:p text:style-name="P1"/>
      <text:p text:style-name="P1">instruction set architecture&lt;-&gt;decoder generation</text:p>
      <text:p text:style-name="P1"/>
      <text:p text:style-name="P1">pipeline&lt;-&gt;interconnect</text:p>
      <text:p text:style-name="P1">pipeline&lt;-&gt;register file</text:p>
      <text:p text:style-name="P1">pipeline&lt;-&gt;fifo</text:p>
      <text:p text:style-name="P1"/>
      <text:p text:style-name="P1">CSL features</text:p>
      <text:p text:style-name="P1">high level language for specifying the relationships between different</text:p>
      <text:p text:style-name="P1">design components</text:p>
      <text:p text:style-name="P1"/>
      <text:p text:style-name="P2">CSLC Checkers</text:p>
      <text:p text:style-name="P1"><text:span text:style-name="T1">CSLC </text:span><text:span text:style-name="T5">includes checkers which verify that the CSL specification are correct. It is not enough to check individual cross functional specifications since the </text:span><text:span text:style-name="T3">individual cross functional specifications affect each other</text:span><text:span text:style-name="T5">. Checks between the </text:span><text:span text:style-name="T3">individual cross functional specifications must be made.</text:span></text:p>
      <text:p text:style-name="P1"/>
      <text:p text:style-name="P2">CSL Example</text:p>
      <text:p text:style-name="P4">We will now describe an example design using CSL. Note that this is just one example of how CSL can be used to design a chip.</text:p>
      <text:p text:style-name="P4"/>
      <text:p text:style-name="P4">A network of application specific processors (micro engines) on a chip is a challenging design to implement. The processors have general purpose instruction load/store/branch/logical/arithmetic instructions and also specialized instructions that use an optimized data path to increase the effective computation power of the processor per compute cycle. <text:s/>A network of processor combined with firmware can replace custom VLSI pipelines. Applications which are not latency sensitive are ideal candidates for networks of processors. IT is easier to build one processor design and then instantiate it many times and the associated firmware than it is to build a custom hardware pipeline. CSL can be used to implement the processor's pipeline, ISA, register file(s), interconnect, and memory map. The result is a skeleton of the design which is missing the functional unit logic. The designer then implements the </text:p>
      <text:p text:style-name="P4"/>
      <text:p text:style-name="P4"/>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size="10pt"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header" style:family="paragraph" style:parent-style-name="Standard">
      <style:paragraph-properties>
        <style:tab-stops>
          <style:tab-stop style:position="7.62cm" style:type="center"/>
          <style:tab-stop style:position="15.24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7-18T00:38:29</meta:creation-date>
    <dc:creator>Derek Pappas</dc:creator>
    <dc:date>2007-07-20T02:34:35</dc:date>
    <dc:language>en-US</dc:language>
    <meta:editing-cycles>25</meta:editing-cycles>
    <meta:editing-duration>PT11H15M47S</meta:editing-duration>
    <meta:user-defined meta:name="Info 1"/>
    <meta:user-defined meta:name="Info 2"/>
    <meta:user-defined meta:name="Info 3"/>
    <meta:user-defined meta:name="Info 4"/>
    <meta:document-statistic meta:table-count="0" meta:image-count="0" meta:object-count="0" meta:page-count="7" meta:paragraph-count="81" meta:word-count="2604" meta:character-count="16860"/>
  </office:meta>
</office:document-meta>
</file>